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a491" officeooo:paragraph-rsid="001ca491"/>
    </style:style>
    <style:style style:name="P2" style:family="paragraph" style:parent-style-name="Standard">
      <style:paragraph-properties fo:text-align="center" style:justify-single-word="false"/>
      <style:text-properties fo:font-size="16pt" officeooo:rsid="001ca491" officeooo:paragraph-rsid="001ca491" style:font-size-asian="16pt" style:font-size-complex="16pt"/>
    </style:style>
    <style:style style:name="P3" style:family="paragraph" style:parent-style-name="Standard">
      <style:text-properties officeooo:paragraph-rsid="001ca491"/>
    </style:style>
    <style:style style:name="T1" style:family="text">
      <style:text-properties officeooo:rsid="001ca4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a productor-consumidor</text:p>
      <text:p text:style-name="Standard"/>
      <text:p text:style-name="Standard">El problema del productor-consumidor es un problema de sincronización de varios procesos. </text:p>
      <text:p text:style-name="Standard"/>
      <text:p text:style-name="Standard">El problema describe dos procesos: productor y consumidor. Ambos procesos comparten un buffer de tamaño limitado. </text:p>
      <text:p text:style-name="Standard"/>
      <text:p text:style-name="P1">El trabajo del proceso productor es agregar elementos al buffer sin que se pase del límite establecido, mientras que el proceso consumidor, borra o consume los elementos del buffer mientras que este no esté vacío.</text:p>
      <text:p text:style-name="P1"/>
      <text:p text:style-name="P1">La idea general de solución a este problema usando semáforos es la siguiente: </text:p>
      <text:p text:style-name="P1"/>
      <text:p text:style-name="P1">Vamos a tener un semáforo binario (mutex) para el buffer que es el que nos indicará cuando un proceso lo está utilizando. Los siguientes dos semáforos son para determinar cuando el buffer está vacío (hueco) o está al tope de su capacidad (datoDisponible). Estos son los semáforos que se emplean para este problema.</text:p>
      <text:p text:style-name="P1"/>
      <text:p text:style-name="P1">Para el procedimiento del productor se produce un elemento y bloquea el procesos si datoDisponible está en 0, ya que esto indica que está al tope de su capacidad. Luego, espera a que se desocupe el buffer si otro proceso lo está ocupando y agrega el elemento al buffer. Desbloquea el buffer para que lo pueda ocupar otro proceso y aumenta el valor del semáforo hueco.</text:p>
      <text:p text:style-name="P1"/>
      <text:p text:style-name="P3"><text:span text:style-name="T1">El procedimiento consumidor se bloquea hasta que el semáforo hueco sea distinto de 0, ya que estaría vacío el buffer. Luego espera a que se desocupe el buffer si alguien lo está utilizando y acto seguido obtiene el elemento del buffer. Libera el semáforo del buffer y aumenta la cuenta para datoDisponible y al final consume el elemento obtenido.</text:span></text:p>
      <text:p text:style-name="P3"/>
      <text:p text:style-name="P1">Esta implementación del problema con dos semáforos para contar y un mutex es útil cuando utilizamos varios consumidores y product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04:01:32.934702726</meta:creation-date>
    <dc:date>2018-05-28T04:16:33.767527987</dc:date>
    <meta:editing-duration>PT30S</meta:editing-duration>
    <meta:editing-cycles>1</meta:editing-cycles>
    <meta:document-statistic meta:table-count="0" meta:image-count="0" meta:object-count="0" meta:page-count="1" meta:paragraph-count="9" meta:word-count="276" meta:character-count="1685" meta:non-whitespace-character-count="1415"/>
    <meta:generator>LibreOffice/5.4.6.2$Linux_X86_64 LibreOffice_project/40$Build-2</meta:generator>
  </office:meta>
</office:document-meta>
</file>